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2_stream.test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FieldTest_2_stream.test_max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Test_2_stream.test_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Test_2_stream.test_min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